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1" svg:font-family="'Gill Sans MT_CCJU'"/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Gill Sans MT_CCJU2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00%"/>
      <style:text-properties style:font-name="Gill Sans MT_CCJU2" fo:font-size="11pt" style:font-size-asian="11pt" style:font-size-complex="11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end" style:justify-single-word="false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0.75cm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0.75cm"/>
      <style:text-properties style:font-name="Gill Sans MT_CCJU2" fo:font-size="13pt" fo:font-weight="bold" style:font-size-asian="13pt" style:font-weight-asian="bold" style:font-size-complex="13pt" style:font-weight-complex="bold"/>
    </style:style>
    <style:style style:name="P10" style:family="paragraph" style:parent-style-name="DefaultSol">
      <style:paragraph-properties fo:line-height="100%"/>
      <style:text-properties style:font-name="Gill Sans MT_CCJU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line-height="100%" fo:text-align="end" style:justify-single-word="false"/>
      <style:text-properties style:font-name="Gill Sans MT_CCJU2"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15" style:family="paragraph" style:parent-style-name="Table_20_Contents"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start" style:justify-single-word="false" style:page-number="auto" fo:keep-with-next="always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MembreFamilles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5"/>
          </table:table-cell>
          <table:table-cell table:style-name="tabAyantDroit.A1" office:value-type="string">
            <text:p text:style-name="P15"/>
          </table:table-cell>
        </table:table-row>
        <table:table-row table:style-name="tabAyantDroit.2">
          <table:table-cell table:style-name="tabAyantDroit.A1" office:value-type="string">
            <text:p text:style-name="P15">%{ayantDroit}%%=AYANT_DROIT_LIBELLE=%</text:p>
          </table:table-cell>
          <table:table-cell table:style-name="tabAyantDroit.A1" office:value-type="string">
            <text:p text:style-name="P15">%=AYANT_DROIT=%</text:p>
          </table:table-cell>
        </table:table-row>
      </table:table>
      <text:p text:style-name="DefaultMembreFamilles"/>
      <text:p text:style-name="P9">%=remLineWhenBlank(RECAP_PC_TITRE,1)=%</text:p>
      <text:p text:style-name="P3">%=remLineWhenBlank(RECAP_PC_TEXTE,1)=%</text:p>
      <text:p text:style-name="P3"/>
      <text:p text:style-name="P4"/>
      <text:p text:style-name="P10"><text:span text:style-name="T2">%#include </text:span><text:span text:style-name="T1">blocRecapPca</text:span><text:span text:style-name="T2">#%</text:span></text:p>
      <text:p text:style-name="P10"><text:span text:style-name="T2">%#include </text:span><text:span text:style-name="T1">blocPrestVerses</text:span><text:span text:style-name="T2">#%</text:span></text:p>
      <text:p text:style-name="P10"><text:span text:style-name="T2">%#include </text:span><text:span text:style-name="T3">blocCreanciers</text:span><text:span text:style-name="T2">#%</text:span></text:p>
      <text:p text:style-name="P10"><text:span text:style-name="T2">%#include </text:span><text:span text:style-name="T3">blocDettes</text:span><text:span text:style-name="T2">#%</text:span></text:p>
      <text:p text:style-name="P8">%=remLineWhenBlank(ALLOCNOEL_TITRE,1)=%</text:p>
      <text:p text:style-name="P2">%=remLineWhenBlank(ALLOCNOEL_TEXTE,1)=%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%=remLineWhenBlank(ALLOCNOEL_DECOMPTE)=%</text:p>
          </table:table-cell>
          <table:table-cell table:style-name="Tableau2.A1" office:value-type="string">
            <text:p text:style-name="P12">%=CHF_ALLN=%</text:p>
          </table:table-cell>
          <table:table-cell table:style-name="Tableau2.A1" office:value-type="string">
            <text:p text:style-name="P6">%=remLineWhenBlank(ALLOC_NOEL_TOTAL)=%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3">%=LIBELLE_SOLDE=%</text:p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1">%=CHF_SOLDE=%</text:p>
          </table:table-cell>
          <table:table-cell table:style-name="Tableau3.A1" office:value-type="string">
            <text:p text:style-name="P11">%=TOTAL_SOLDE=%</text:p>
          </table:table-cell>
        </table:table-row>
      </table:table>
      <text:p text:style-name="P5"/>
      <text:p text:style-name="P5">%=remLineWhenBlank(DECOMPTE_TEXTE,1)=%</text:p>
      <text:p text:style-name="P5"/>
      <text:p text:style-name="P5">%=REMARQUE_MONTANT=%</text:p>
      <text:p text:style-name="P5"/>
      <text:p text:style-name="P16">%=remLineWhenBlank(REMARQUE_TITLE,1)=%</text:p>
      <text:p text:style-name="P7">%=remLineWhenBlank(REMARQUE_DECOMPTE,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1" svg:font-family="'Gill Sans MT_CCJU'"/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1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Gill Sans MT_CCJU2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20-11-30T09:13:49.56</dc:date>
    <meta:editing-cycles>52</meta:editing-cycles>
    <meta:editing-duration>PT3H31M13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